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62cm" fo:min-width="0.37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43cm" svg:height="1.288cm" svg:x="2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43cm" svg:height="1.288cm" svg:x="6.5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.4cm" svg:y1="2.544cm" svg:x2="2.9cm" svg:y2="2.544cm" draw:end-shape="id1" draw:end-glue-point="6" svg:d="M1400 2544h1500" svg:viewBox="0 0 1501 1">
          <text:p/>
        </draw:connector>
        <draw:connector draw:style-name="gr2" draw:text-style-name="P2" draw:layer="layout" draw:type="line" svg:x1="4.143cm" svg:y1="2.544cm" svg:x2="6.5cm" svg:y2="2.544cm" draw:start-shape="id1" draw:start-glue-point="10" draw:end-shape="id2" draw:end-glue-point="6" svg:d="M4143 2544h2357" svg:viewBox="0 0 2358 1">
          <text:p/>
        </draw:connector>
        <draw:frame draw:style-name="gr3" draw:text-style-name="P1" draw:layer="layout" svg:width="0.407cm" svg:height="0.47cm" svg:x="3.369cm" svg:y="2.291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1" draw:layer="layout" svg:width="0.445cm" svg:height="0.47cm" svg:x="6.87cm" svg:y="2.291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2" draw:text-style-name="P2" draw:layer="layout" draw:type="line" svg:x1="7.743cm" svg:y1="2.544cm" svg:x2="9.638cm" svg:y2="2.557cm" draw:start-shape="id2" draw:start-glue-point="10" svg:d="M7743 2544l1895 13" svg:viewBox="0 0 1896 14">
          <text:p/>
        </draw:connector>
        <draw:frame draw:style-name="gr3" draw:text-style-name="P1" draw:layer="layout" svg:width="0.436cm" svg:height="0.47cm" svg:x="1.564cm" svg:y="1.971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1" draw:layer="layout" svg:width="0.598cm" svg:height="0.53cm" svg:x="4.9cm" svg:y="1.941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text-style-name="P1" draw:layer="layout" svg:width="0.619cm" svg:height="0.53cm" svg:x="8.1cm" svg:y="1.941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4:24.623377814</meta:creation-date>
    <dc:date>2017-06-12T10:17:49.355154415</dc:date>
    <meta:editing-duration>P3DT4H43M22S</meta:editing-duration>
    <meta:editing-cycles>6</meta:editing-cycles>
    <meta:generator>LibreOffice/5.2.2.2$Linux_X86_64 LibreOffice_project/20m0$Build-2</meta:generator>
    <meta:document-statistic meta:object-count="10"/>
  </office:meta>
</office:document-meta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i>g</mi>
    <annotation encoding="StarMath 5.0">g</annotation>
  </semantics>
</math>
</file>

<file path=Object 38/content.xml><?xml version="1.0" encoding="utf-8"?>
<math xmlns="http://www.w3.org/1998/Math/MathML" display="block">
  <semantics>
    <mi>x</mi>
    <annotation encoding="StarMath 5.0">x</annotation>
  </semantics>
</math>
</file>

<file path=Object 39/content.xml><?xml version="1.0" encoding="utf-8"?>
<math xmlns="http://www.w3.org/1998/Math/MathML" display="block">
  <semantics>
    <msub>
      <mi>y</mi>
      <mi>f</mi>
    </msub>
    <annotation encoding="StarMath 5.0">y_f</annotation>
  </semantics>
</math>
</file>

<file path=Object 40/content.xml><?xml version="1.0" encoding="utf-8"?>
<math xmlns="http://www.w3.org/1998/Math/MathML" display="block">
  <semantics>
    <msub>
      <mi>y</mi>
      <mi>g</mi>
    </msub>
    <annotation encoding="StarMath 5.0">y_g</annotation>
  </semantics>
</math>
</file>